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4 — RHCE AUTOMATION</text:p>
          </draw:text-box>
        </draw:frame>
        <draw:frame draw:style-name="TransBox" svg:width="31.8700cm" svg:height="5.5000cm" svg:x="1.0000cm" svg:y="2.3000cm">
          <draw:text-box>
            <text:p text:style-name="PTitleMain">Roles and Collections</text:p>
          </draw:text-box>
        </draw:frame>
        <draw:frame draw:style-name="TransBox" svg:width="31.8700cm" svg:height="3.5000cm" svg:x="1.0000cm" svg:y="8.8000cm">
          <draw:text-box>
            <text:p text:style-name="PBody">Roles make playbooks reusable and shareable by organising tasks, variables, templates, and files into a standard directory structure. Resource: Notes Ansible — Roles guide: Official role structure, defaults/, meta/, h…</text:p>
          </draw:text-box>
        </draw:frame>
        <draw:frame draw:style-name="TransBox" svg:width="31.8700cm" svg:height="0.7000cm" svg:x="1.0000cm" svg:y="17.8000cm">
          <draw:text-box>
            <text:p text:style-name="PFooter">04-rhce/ansible-roles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Role directory structure</text:p>
            <text:p text:style-name="PBullet">▶  Create a role scaffold</text:p>
            <text:p text:style-name="PBullet">▶  Example role: webserver</text:p>
            <text:p text:style-name="PBullet">▶  Use a role in a playbook</text:p>
            <text:p text:style-name="PBullet">▶  Ansible Collections</text:p>
            <text:p text:style-name="PBullet">▶  requirements.yml — declare dependencie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ole directory structure</text:p>
          </draw:text-box>
        </draw:frame>
        <draw:frame draw:style-name="CodeBox" svg:width="31.8700cm" svg:height="13.5500cm" svg:x="1.0000cm" svg:y="4.0000cm">
          <draw:text-box>
            <text:p text:style-name="PCode">roles/
  webserver/
    defaults/
      main.yml        # Default variable values (lowest priority)
    vars/
      main.yml        # Role variables (higher priority than defaults)
    tasks/
      main.yml        # Main list of tasks
    handlers/
      main.yml        # Handlers used by this role
    templates/
      nginx.conf.j2   # Jinja2 templates
    files/
      index.html      # Static files to copy
… (3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e a role scaffold</text:p>
          </draw:text-box>
        </draw:frame>
        <draw:frame draw:style-name="CodeBox" svg:width="31.8700cm" svg:height="13.5500cm" svg:x="1.0000cm" svg:y="4.0000cm">
          <draw:text-box>
            <text:p text:style-name="PCode">ansible-galaxy role init roles/webserver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Example role: webserver</text:p>
          </draw:text-box>
        </draw:frame>
        <draw:frame draw:style-name="TransBox" svg:width="15.7350cm" svg:height="13.5500cm" svg:x="1.0000cm" svg:y="4.0000cm">
          <draw:text-box>
            <text:p text:style-name="PBullet">• roles/webserver/defaults/main.yml</text:p>
            <text:p text:style-name="PBullet">• roles/webserver/tasks/main.yml</text:p>
            <text:p text:style-name="PBullet">• roles/webserver/handlers/main.yml</text:p>
          </draw:text-box>
        </draw:frame>
        <draw:frame draw:style-name="CodeBox" svg:width="15.7350cm" svg:height="13.5500cm" svg:x="17.1350cm" svg:y="4.0000cm">
          <draw:text-box>
            <text:p text:style-name="PCode">---
webserver_port: 80
webserver_root: /var/www/html
webserver_user: roo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Example role: webserver (cont.)</text:p>
          </draw:text-box>
        </draw:frame>
        <draw:frame draw:style-name="CodeBox" svg:width="31.8700cm" svg:height="13.5500cm" svg:x="1.0000cm" svg:y="4.0000cm">
          <draw:text-box>
            <text:p text:style-name="PCode">---
- name: Install nginx
  ansible.builtin.dnf:
    name: nginx
    state: present

- name: Create web root
  ansible.builtin.file:
    path: "{{ webserver_root }}"
    state: directory
    mode: '0755'

- name: Deploy nginx config
  ansible.builtin.template:
… (17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Example role: webserver (cont.)</text:p>
          </draw:text-box>
        </draw:frame>
        <draw:frame draw:style-name="CodeBox" svg:width="31.8700cm" svg:height="13.5500cm" svg:x="1.0000cm" svg:y="4.0000cm">
          <draw:text-box>
            <text:p text:style-name="PCode">---
- name: Reload nginx
  ansible.builtin.service:
    name: nginx
    state: reloade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se a role in a playbook</text:p>
          </draw:text-box>
        </draw:frame>
        <draw:frame draw:style-name="CodeBox" svg:width="31.8700cm" svg:height="13.5500cm" svg:x="1.0000cm" svg:y="4.0000cm">
          <draw:text-box>
            <text:p text:style-name="PCode">---
- name: Configure web servers
  hosts: webservers
  become: true
  roles:
    - webserver

- name: Configure web servers with custom port
  hosts: webservers
  become: true
  roles:
    - role: webserver
      vars:
        webserver_port: 808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nsible Collections</text:p>
          </draw:text-box>
        </draw:frame>
        <draw:frame draw:style-name="TransBox" svg:width="31.8700cm" svg:height="13.5500cm" svg:x="1.0000cm" svg:y="4.0000cm">
          <draw:text-box>
            <text:p text:style-name="PBullet">• Collections bundle modules, roles, plugins, and playbooks. The key built-in</text:p>
            <text:p text:style-name="PBullet">• collections for RHEL:</text:p>
            <text:p text:style-name="PBullet">• Collection: Provides</text:p>
            <text:p text:style-name="PBullet">• ansible.builtin: Core modules (dnf, service, file, copy, etc.)</text:p>
            <text:p text:style-name="PBullet">• ansible.posix: firewalld, sysctl, at, cron</text:p>
            <text:p text:style-name="PBullet">• community.general: Wide variety of extras</text:p>
            <text:p text:style-name="PBullet">• redhat.rhel_system_roles: RHEL System Roles (timesync, selinux, etc.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quirements.yml — declare dependencies</text:p>
          </draw:text-box>
        </draw:frame>
        <draw:frame draw:style-name="TransBox" svg:width="15.7350cm" svg:height="13.5500cm" svg:x="1.0000cm" svg:y="4.0000cm">
          <draw:text-box>
            <text:p text:style-name="PBullet">• Install all at once:</text:p>
          </draw:text-box>
        </draw:frame>
        <draw:frame draw:style-name="CodeBox" svg:width="15.7350cm" svg:height="13.5500cm" svg:x="17.1350cm" svg:y="4.0000cm">
          <draw:text-box>
            <text:p text:style-name="PCode"># requirements.yml
collections:
  - name: ansible.posix
  - name: community.general

roles:
  - name: geerlingguy.nginx
    src: https://github.com/geerlingguy/ansible-role-nginx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quirements.yml — declare dependencies (cont.)</text:p>
          </draw:text-box>
        </draw:frame>
        <draw:frame draw:style-name="CodeBox" svg:width="31.8700cm" svg:height="13.5500cm" svg:x="1.0000cm" svg:y="4.0000cm">
          <draw:text-box>
            <text:p text:style-name="PCode">ansible-galaxy install -r requirements.yml
ansible-galaxy collection install -r requirements.yml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Roles and Collections</text:p>
          </draw:text-box>
        </draw:frame>
        <draw:frame draw:style-name="TransBox" svg:width="31.8700cm" svg:height="13.5500cm" svg:x="1.0000cm" svg:y="4.0000cm">
          <draw:text-box>
            <text:p text:style-name="PBullet">✓  Role directory structure</text:p>
            <text:p text:style-name="PBullet">✓  Create a role scaffold</text:p>
            <text:p text:style-name="PBullet">✓  Example role: webserver: roles/webserver/defaults/main.yml</text:p>
            <text:p text:style-name="PBullet">✓  Use a role in a playbook</text:p>
            <text:p text:style-name="PBullet">✓  Ansible Collections: Collections bundle modules, roles, plugins, and playbooks. The key built-in</text:p>
            <text:p text:style-name="PBullet">✓  requirements.yml — declare dependencies: Install all at once: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